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2" style:family="graphic" style:parent-style-name="objectwithoutfill">
      <style:graphic-properties svg:stroke-width="0.1cm" svg:stroke-color="#ff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4" style:family="graphic" style:parent-style-name="objectwithoutfill">
      <style:graphic-properties svg:stroke-width="0.1cm" svg:stroke-color="#2a6099" draw:marker-start-width="0.35cm" draw:marker-end-width="0.35cm" draw:fill="solid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3.407cm" svg:height="0.542cm" svg:x="7.227cm" svg:y="6.7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2" draw:text-style-name="P2" draw:layer="layout" svg:x1="7.2cm" svg:y1="7.4cm" svg:x2="10.6cm" svg:y2="7.4cm">
          <text:p/>
        </draw:line>
        <draw:frame draw:style-name="gr3" draw:text-style-name="P3" draw:layer="layout" svg:width="3.8cm" svg:height="1.17cm" svg:x="7cm" svg:y="7.6cm">
          <draw:text-box>
            <text:p>得たい結果</text:p>
          </draw:text-box>
        </draw:frame>
        <draw:line draw:style-name="gr4" draw:text-style-name="P2" draw:layer="layout" svg:x1="11cm" svg:y1="7.4cm" svg:x2="20.4cm" svg:y2="7.4cm">
          <text:p/>
        </draw:line>
        <draw:frame draw:style-name="gr5" draw:text-style-name="P3" draw:layer="layout" svg:width="11.2cm" svg:height="2.089cm" svg:x="11cm" svg:y="7.711cm">
          <draw:text-box>
            <text:p>零の暗号文を定数倍して足したもの</text:p>
            <text:p>＝零の暗号文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00:26:31.260280597</meta:creation-date>
    <dc:date>2020-10-20T01:04:46.447870475</dc:date>
    <meta:editing-duration>PT28M5S</meta:editing-duration>
    <meta:editing-cycles>1</meta:editing-cycles>
    <meta:document-statistic meta:object-count="28"/>
    <meta:generator>LibreOffice/6.4.6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i>μ</mi>
      <mrow>
        <mo fence="true" stretchy="false">[</mo>
        <mrow>
          <mi>X</mi>
        </mrow>
        <mo fence="true" stretchy="false">]</mo>
      </mrow>
      <mi>⋅</mi>
      <mrow>
        <mrow>
          <mo fence="true" stretchy="false">(</mo>
          <mrow>
            <mrow>
              <mi>a</mi>
              <mrow>
                <mo fence="true" stretchy="false">[</mo>
                <mrow>
                  <mi>X</mi>
                </mrow>
                <mo fence="true" stretchy="false">]</mo>
              </mrow>
              <mi>,</mi>
              <mi>b</mi>
              <mrow>
                <mo fence="true" stretchy="false">[</mo>
                <mrow>
                  <mi>X</mi>
                </mrow>
                <mo fence="true" stretchy="false">]</mo>
              </mrow>
            </mrow>
          </mrow>
          <mo fence="true" stretchy="false">)</mo>
        </mrow>
        <mo stretchy="false">+</mo>
        <mo stretchy="false">⌈</mo>
      </mrow>
      <mi mathvariant="italic">Bg</mi>
      <mi>⋅</mi>
      <mi>a</mi>
      <mrow>
        <mo fence="true" stretchy="false">[</mo>
        <mrow>
          <mi>X</mi>
        </mrow>
        <mo fence="true" stretchy="false">]</mo>
      </mrow>
      <mo stretchy="false">⌋</mo>
      <mi>⋅</mi>
      <mrow>
        <mrow>
          <mo fence="true" stretchy="false">(</mo>
          <mrow>
            <mrow>
              <msub>
                <mi>a</mi>
                <mn>1</mn>
              </msub>
              <mrow>
                <mo fence="true" stretchy="false">[</mo>
                <mrow>
                  <mi>X</mi>
                </mrow>
                <mo fence="true" stretchy="false">]</mo>
              </mrow>
              <mi>,</mi>
              <msub>
                <mi>b</mi>
                <mn>1</mn>
              </msub>
              <mrow>
                <mo fence="true" stretchy="false">[</mo>
                <mrow>
                  <mi>X</mi>
                </mrow>
                <mo fence="true" stretchy="false">]</mo>
              </mrow>
            </mrow>
          </mrow>
          <mo fence="true" stretchy="false">)</mo>
        </mrow>
        <mo stretchy="false">+</mo>
        <mo stretchy="false">⌈</mo>
      </mrow>
      <mi mathvariant="italic">Bg</mi>
      <mi>⋅</mi>
      <mi>b</mi>
      <mrow>
        <mo fence="true" stretchy="false">[</mo>
        <mrow>
          <mi>X</mi>
        </mrow>
        <mo fence="true" stretchy="false">]</mo>
      </mrow>
      <mo stretchy="false">⌋</mo>
      <mi>⋅</mi>
      <mrow>
        <mo fence="true" stretchy="false">(</mo>
        <mrow>
          <mrow>
            <msub>
              <mi>a</mi>
              <mn>2</mn>
            </msub>
            <mrow>
              <mo fence="true" stretchy="false">[</mo>
              <mrow>
                <mi>X</mi>
              </mrow>
              <mo fence="true" stretchy="false">]</mo>
            </mrow>
            <mi>,</mi>
            <msub>
              <mi>b</mi>
              <mn>2</mn>
            </msub>
            <mrow>
              <mo fence="true" stretchy="false">[</mo>
              <mrow>
                <mi>X</mi>
              </mrow>
              <mo fence="true" stretchy="false">]</mo>
            </mrow>
          </mrow>
        </mrow>
        <mo fence="true" stretchy="false">)</mo>
      </mrow>
    </mrow>
    <annotation encoding="StarMath 5.0">μ[X]⋅(a[X],b[X])+\lceil Bg⋅a[X]\rfloor ⋅(a_1[X],b_1[X])+\lceil Bg⋅b[X]\rfloor⋅(a_2[X],b_2[X])</annotation>
  </semantics>
</math>
</file>